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2017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2016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2015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2014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2013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2012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2011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2010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8944" calcext:value-type="float">
            <text:p>59.36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2009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0616" calcext:value-type="float">
            <text:p>59.03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2008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2007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2005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9032" calcext:value-type="float">
            <text:p>58.54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2004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2004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576" calcext:value-type="float">
            <text:p>57.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2002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2002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1984" calcext:value-type="float">
            <text:p>57.02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2000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2000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0304" calcext:value-type="float">
            <text:p>55.0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1999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7096" calcext:value-type="float">
            <text:p>53.7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1998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5928" calcext:value-type="float">
            <text:p>53.52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1997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1996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192" calcext:value-type="float">
            <text:p>53.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1995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14" calcext:value-type="float">
            <text:p>53.1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1994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376" calcext:value-type="float">
            <text:p>52.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1993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4056" calcext:value-type="float">
            <text:p>52.26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1991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0152" calcext:value-type="float">
            <text:p>52.2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1990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0448" calcext:value-type="float">
            <text:p>51.59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1988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312" calcext:value-type="float">
            <text:p>51.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1988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4984" calcext:value-type="float">
            <text:p>50.5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1987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012" calcext:value-type="float">
            <text:p>50.4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1986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3672" calcext:value-type="float">
            <text:p>49.9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1983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1982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1984" calcext:value-type="float">
            <text:p>49.4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1981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6432" calcext:value-type="float">
            <text:p>49.1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1980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5576" calcext:value-type="float">
            <text:p>49.1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1979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7224" calcext:value-type="float">
            <text:p>49.4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1978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1977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7792" calcext:value-type="float">
            <text:p>48.6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1976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6552" calcext:value-type="float">
            <text:p>50.1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1975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1974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1972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1971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1970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1969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1968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1967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1966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1965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1961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6" meta:object-count="0"/>
    <meta:user-defined meta:name="AppVersion">3.0</meta:user-defined>
  </office:meta>
</office:document-meta>
</file>